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RPM</text:p>
          </table:table-cell>
          <table:table-cell office:value-type="string" calcext:value-type="string">
            <text:p>Motor PCT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820" calcext:value-type="float">
            <text:p>58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slope</text:p>
          </table:table-cell>
          <table:table-cell table:formula="of:=SLOPE([.L4:.L5];[.K4:.K5])" office:value-type="float" office:value="0.000168674698795181" calcext:value-type="float">
            <text:p>0.000168674698795181</text:p>
          </table:table-cell>
          <table:table-cell office:value-type="string" calcext:value-type="string">
            <text:p>K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tercept</text:p>
          </table:table-cell>
          <table:table-cell table:formula="of:=INTERCEPT([.L4:.L5];[.K4:.K5])" office:value-type="float" office:value="0.0183132530120482" calcext:value-type="float">
            <text:p>0.0183132530120482</text:p>
          </table:table-cell>
          <table:table-cell office:value-type="string" calcext:value-type="string">
            <text:p>K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7T12:19:52.770000000</meta:creation-date>
    <dc:date>2024-01-27T14:55:56.558000000</dc:date>
    <meta:editing-duration>PT2H36M4S</meta:editing-duration>
    <meta:editing-cycles>1</meta:editing-cycles>
    <meta:document-statistic meta:table-count="1" meta:cell-count="12" meta:object-count="0"/>
    <meta:generator>LibreOffice/7.5.9.2$Windows_X86_64 LibreOffice_project/cdeefe45c17511d326101eed8008ac4092f278a9</meta:generator>
  </office:meta>
</office:document-meta>
</file>